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A1" style:family="table-cell">
      <style:table-cell-properties fo:padding="0.0382in" fo:border="none"/>
    </style:style>
    <style:style style:name="Header" style:family="table">
      <style:table-properties style:width="6.9271in" fo:margin-left="0in" fo:margin-right="-0.0021in" table:align="margins"/>
    </style:style>
    <style:style style:name="Header.A" style:family="table-column">
      <style:table-column-properties style:column-width="0.9194in" style:rel-column-width="8698*"/>
    </style:style>
    <style:style style:name="Header.B" style:family="table-column">
      <style:table-column-properties style:column-width="2.8542in" style:rel-column-width="27002*"/>
    </style:style>
    <style:style style:name="Header.C" style:family="table-column">
      <style:table-column-properties style:column-width="3.1535in" style:rel-column-width="29835*"/>
    </style:style>
    <style:style style:name="Header.A1" style:family="table-cell">
      <style:table-cell-properties fo:background-color="transparent" fo:padding="0.0382in" fo:border="none">
        <style:background-image/>
      </style:table-cell-properties>
    </style:style>
    <style:style style:name="Header.5" style:family="table-row">
      <style:table-row-properties style:min-row-height="0.6653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743in" style:rel-column-width="6381*"/>
    </style:style>
    <style:style style:name="Table3.B" style:family="table-column">
      <style:table-column-properties style:column-width="6.2507in" style:rel-column-width="59154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809in" style:rel-column-width="7653*"/>
    </style:style>
    <style:style style:name="Table2.B" style:family="table-column">
      <style:table-column-properties style:column-width="2.7451in" style:rel-column-width="25970*"/>
    </style:style>
    <style:style style:name="Table2.C" style:family="table-column">
      <style:table-column-properties style:column-width="3.3729in" style:rel-column-width="31912*"/>
    </style:style>
    <style:style style:name="Table2.A1" style:family="table-cell">
      <style:table-cell-properties style:vertical-align="" fo:padding="0in" fo:border="none"/>
    </style:style>
    <style:style style:name="Table2.C1" style:family="table-cell">
      <style:table-cell-properties fo:padding="0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000000" style:font-name="Times New Roman" fo:font-size="12pt" style:font-size-asian="12pt" style:font-size-complex="12pt"/>
    </style:style>
    <style:style style:name="P4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000000" style:font-name="Times New Roman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loext:contextual-spacing="false" fo:margin-left="0in" fo:margin-right="0in" fo:margin-top="0in" fo:margin-bottom="0in" fo:text-align="end" style:justify-single-word="false" fo:text-indent="0in" style:auto-text-indent="false"/>
      <style:text-properties style:font-name="Times New Roman"/>
    </style:style>
    <style:style style:name="P15" style:family="paragraph" style:parent-style-name="Standard">
      <style:paragraph-properties loext:contextual-spacing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.1346in" fo:margin-right="0.1472in" fo:margin-top="0in" fo:margin-bottom="0in" fo:text-align="justify" style:justify-single-word="false" fo:text-indent="0.4535in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.1346in" fo:margin-right="0.1472in" fo:margin-top="0in" fo:margin-bottom="0in" fo:text-align="justify" style:justify-single-word="false" fo:text-indent="0.4535in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{Kejaksaan}</text:p>
          </table:table-cell>
          <table:table-cell table:style-name="Table1.A1" office:value-type="string">
            <text:p text:style-name="P7">P-18</text:p>
          </table:table-cell>
        </table:table-row>
      </table:table>
      <text:p text:style-name="P14"/>
      <text:p text:style-name="P14"/>
      <table:table table:name="Header" table:style-name="Header">
        <table:table-column table:style-name="Header.A"/>
        <table:table-column table:style-name="Header.B"/>
        <table:table-column table:style-name="Header.C"/>
        <table:table-row>
          <table:table-cell table:style-name="Header.A1" table:number-columns-spanned="2" office:value-type="string">
            <text:p text:style-name="P10"/>
          </table:table-cell>
          <table:covered-table-cell/>
          <table:table-cell table:style-name="Header.A1" office:value-type="string">
            <text:p text:style-name="P13">{dikeluarkan}, {tanggal_dikeluarkan}</text:p>
          </table:table-cell>
        </table:table-row>
        <table:table-row>
          <table:table-cell table:style-name="Header.A1" office:value-type="string">
            <text:p text:style-name="P10">Nomor <text:s text:c="5"/>:</text:p>
          </table:table-cell>
          <table:table-cell table:style-name="Header.A1" office:value-type="string">
            <text:p text:style-name="P10">{nomor}</text:p>
          </table:table-cell>
          <table:table-cell table:style-name="Header.A1" office:value-type="string">
            <text:p text:style-name="P7">KEPADA YTH.</text:p>
          </table:table-cell>
        </table:table-row>
        <table:table-row>
          <table:table-cell table:style-name="Header.A1" office:value-type="string">
            <text:p text:style-name="P10">Sifat <text:s text:c="9"/>:</text:p>
          </table:table-cell>
          <table:table-cell table:style-name="Header.A1" office:value-type="string">
            <text:p text:style-name="P10">{sifat}</text:p>
          </table:table-cell>
          <table:table-cell table:style-name="Header.A1" office:value-type="string">
            <text:p text:style-name="P10">{kepada}</text:p>
          </table:table-cell>
        </table:table-row>
        <table:table-row>
          <table:table-cell table:style-name="Header.A1" office:value-type="string">
            <text:p text:style-name="P10">Lampiran <text:s/>:</text:p>
          </table:table-cell>
          <table:table-cell table:style-name="Header.A1" office:value-type="string">
            <text:p text:style-name="P10">{lampiran}</text:p>
          </table:table-cell>
          <table:table-cell table:style-name="Header.A1" office:value-type="string">
            <text:p text:style-name="P7">Di -</text:p>
          </table:table-cell>
        </table:table-row>
        <table:table-row table:style-name="Header.5">
          <table:table-cell table:style-name="Header.A1" office:value-type="string">
            <text:p text:style-name="P10">Perihal <text:s text:c="5"/>:</text:p>
          </table:table-cell>
          <table:table-cell table:style-name="Header.A1" office:value-type="string">
            <text:p text:style-name="P11">Hasil Penyidikan atas nama <text:s/></text:p>
            <text:p text:style-name="P11">{tersangka_lampiran} yang disangka</text:p>
            <text:p text:style-name="P11">Melanggar {pasal}</text:p>
            <text:p text:style-name="P11">belum lengkap.</text:p>
          </table:table-cell>
          <table:table-cell table:style-name="Header.A1" office:value-type="string">
            <text:p text:style-name="P10"><text:s text:c="5"/>{di_tempat}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6"><text:span text:style-name="T1">Sehubungan penyerahan berkas perkara pidana atas nama tersangka </text:span><text:span text:style-name="T1">{tersangka}</text:span><text:span text:style-name="T1"> nomor {no_berkas} </text:span>tanggal {tanggal_berkas} yang kami terima pada tanggal <text:s/>{tanggal_terima} setelah kami lakukan penelitian sesuai dengan pasal 110,dan 138 (1) KUHAP, <text:s/>t<text:span text:style-name="T1">ernyata hasil penyidikanya belum lengkap.</text:span></text:p>
            <text:p text:style-name="P17"/>
            <text:p text:style-name="P17">Pengembalian berkas beserta petunjuknya menyusul</text:p>
            <text:p text:style-name="P17"/>
            <text:p text:style-name="P17">Demikian untuk dimaklumi</text:p>
          </table:table-cell>
        </table:table-row>
      </table:table>
      <text:p text:style-name="P2"/>
      <text:p text:style-name="P12"><text:tab/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6">{kejaksaan}</text:p>
            <text:p text:style-name="P6">SELAKU PENUNTUT UMUM</text:p>
            <text:p text:style-name="P6"/>
            <text:p text:style-name="P6"/>
            <text:p text:style-name="P6"/>
            <text:p text:style-name="P9">{nama_penandatangan}</text:p>
            <text:p text:style-name="P6">{pangkat} NIP.{nip_penandatangan}</text:p>
          </table:table-cell>
        </table:table-row>
      </table:table>
      <text:p text:style-name="P4"/>
      <text:p text:style-name="P4">Tembusan </text:p>
      <text:p text:style-name="P3">[!-- BEGIN tembusan --] {urutan_tembusan}. {nama_tembusan}</text:p>
      <text:p text:style-name="P3">[!-- END tembusan --]</text:p>
      <text:p text:style-name="P2"/>
      <text:p text:style-name="P15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06-21T11:03:25.62</dc:date>
    <meta:editing-duration>PT9H58M51S</meta:editing-duration>
    <meta:editing-cycles>122</meta:editing-cycles>
    <meta:generator>OpenOffice/4.1.1$Win32 OpenOffice.org_project/411m6$Build-9775</meta:generator>
    <meta:document-statistic meta:table-count="4" meta:image-count="0" meta:object-count="0" meta:page-count="1" meta:paragraph-count="30" meta:word-count="95" meta:character-count="791"/>
    <dc:creator>hadi wibowo</dc:creator>
  </office:meta>
</office:document-meta>
</file>